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SUM([.B2:.F2])" office:value-type="float" office:value="18900" calcext:value-type="float">
            <text:p>18900</text:p>
          </table:table-cell>
          <table:table-cell table:style-name="ce20"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3"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3"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/>
        </table:table-row>
        <table:table-row table:style-name="ro3">
          <table:table-cell table:number-columns-repeated="7"/>
          <table:table-cell table:formula="of:=SUM([.C18:.F18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19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</table:table-row>
        <table:table-row table:style-name="ro3">
          <table:table-cell table:number-columns-repeated="2"/>
          <table:table-cell table:number-columns-repeated="3" table:style-name="ce14" office:value-type="string" calcext:value-type="string">
            <text:p>֊ Արեգ․</text:p>
          </table:table-cell>
          <table:table-cell table:style-name="ce14"/>
          <table:table-cell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number-columns-repeated="2"/>
          <table:table-cell table:style-name="Default"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80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315.10531135531" calcext:value-type="float">
            <text:p>1315.1053113553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022.79761904762" calcext:value-type="float">
            <text:p>1022.7976190476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/>
          <table:table-cell table:style-name="Default" table:number-columns-repeated="3"/>
          <table:table-cell table:style-name="ce19" office:value-type="float" office:value="3500" calcext:value-type="float">
            <text:p>3500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20:40:55.100664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11T20:42:32.384236867</dc:date>
    <meta:editing-duration>PT8H20M44S</meta:editing-duration>
    <meta:editing-cycles>324</meta:editing-cycles>
    <meta:generator>LibreOffice/4.2.6.3$Linux_X86_64 LibreOffice_project/420m0$Build-3</meta:generator>
    <meta:document-statistic meta:table-count="4" meta:cell-count="714" meta:object-count="0"/>
  </office:meta>
</office:document-meta>
</file>